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e884" officeooo:paragraph-rsid="0003e884"/>
    </style:style>
    <style:style style:name="P2" style:family="paragraph" style:parent-style-name="Standard">
      <style:text-properties fo:font-weight="bold" officeooo:rsid="0003e884" officeooo:paragraph-rsid="0003e884" style:font-weight-asian="bold" style:font-weight-complex="bold"/>
    </style:style>
    <style:style style:name="P3" style:family="paragraph" style:parent-style-name="Standard">
      <style:text-properties fo:font-weight="bold" officeooo:rsid="00059a95" officeooo:paragraph-rsid="00059a95" style:font-weight-asian="bold" style:font-weight-complex="bold"/>
    </style:style>
    <style:style style:name="P4" style:family="paragraph" style:parent-style-name="Standard">
      <style:text-properties fo:font-weight="normal" officeooo:rsid="0003e884" officeooo:paragraph-rsid="0003e884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3e884" officeooo:paragraph-rsid="0003e884" style:font-weight-asian="normal" style:font-weight-complex="normal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officeooo:rsid="00059a95" officeooo:paragraph-rsid="00059a95" style:font-style-asian="italic" style:font-weight-asian="bold" style:font-style-complex="italic" style:font-weight-complex="bold"/>
    </style:style>
    <style:style style:name="P7" style:family="paragraph" style:parent-style-name="Standard" style:list-style-name="L1">
      <style:text-properties officeooo:rsid="0003e884" officeooo:paragraph-rsid="0003e884"/>
    </style:style>
    <style:style style:name="P8" style:family="paragraph" style:parent-style-name="Standard" style:list-style-name="L2">
      <style:text-properties officeooo:rsid="0003e884" officeooo:paragraph-rsid="0003e884"/>
    </style:style>
    <style:style style:name="P9" style:family="paragraph" style:parent-style-name="Standard" style:list-style-name="L3">
      <style:text-properties style:text-underline-style="none" fo:font-weight="normal" officeooo:rsid="0003e884" officeooo:paragraph-rsid="0003e88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59a95" officeooo:paragraph-rsid="00059a95" style:font-weight-asian="normal" style:font-weight-complex="normal"/>
    </style:style>
    <style:style style:name="P11" style:family="paragraph" style:parent-style-name="Standard" style:list-style-name="L4">
      <style:text-properties style:text-underline-style="none" fo:font-weight="normal" officeooo:rsid="00059a95" officeooo:paragraph-rsid="00059a95" style:font-weight-asian="normal" style:font-weight-complex="normal"/>
    </style:style>
    <style:style style:name="P12" style:family="paragraph" style:parent-style-name="Standard">
      <style:text-properties fo:font-weight="normal" officeooo:rsid="00059a95" officeooo:paragraph-rsid="00059a95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059a95" officeooo:paragraph-rsid="00059a95" style:font-weight-asian="normal" style:font-weight-complex="normal"/>
    </style:style>
    <style:style style:name="P14" style:family="paragraph" style:parent-style-name="Standard" style:list-style-name="L5">
      <style:text-properties fo:font-style="italic" style:text-underline-style="solid" style:text-underline-width="auto" style:text-underline-color="font-color" fo:font-weight="bold" officeooo:rsid="00059a95" officeooo:paragraph-rsid="00059a95" style:font-style-asian="italic" style:font-weight-asian="bold" style:font-style-complex="italic" style:font-weight-complex="bold"/>
    </style:style>
    <style:style style:name="P15" style:family="paragraph" style:parent-style-name="Standard" style:list-style-name="L4">
      <style:text-properties fo:font-style="italic" style:text-underline-style="none" fo:font-weight="normal" officeooo:rsid="00059a95" officeooo:paragraph-rsid="00059a95" style:font-style-asian="italic" style:font-weight-asian="normal" style:font-style-complex="italic" style:font-weight-complex="normal"/>
    </style:style>
    <style:style style:name="P16" style:family="paragraph" style:parent-style-name="Standard" style:list-style-name="L5">
      <style:text-properties fo:font-style="normal" style:text-underline-style="none" fo:font-weight="normal" officeooo:rsid="00059a95" officeooo:paragraph-rsid="00059a95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059a95" officeooo:paragraph-rsid="00059a95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073359" officeooo:paragraph-rsid="00073359" style:font-style-asian="normal" style:font-weight-asian="normal" style:font-style-complex="normal" style:font-weight-complex="normal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51cm" svg:stroke-color="#000000" draw:marker-start-width="0.429cm" draw:marker-end="Arrow" draw:marker-end-width="0.25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Ata o de agora, tódolos programas interactuaban a través da consola. Isto fai que o programa sexa máis tedioso e aburrido, xa que, estamos acostumbrados a traballar coa interfaz gráfica. Java dannos dúas clases para traballar coa interfaz gráfica:</text:p>
      <text:list text:style-name="L1">
        <text:list-item>
          <text:p text:style-name="P7">AWT --&gt; clase máis antiga que depende do sistema operativo.<text:tab/><text:tab/>[Button]</text:p>
        </text:list-item>
        <text:list-item>
          <text:p text:style-name="P7">Swing --&gt; non depende do sistema operativo. <text:tab/><text:tab/><text:tab/><text:tab/>[JButton]</text:p>
        </text:list-item>
      </text:list>
      <text:p text:style-name="P1"/>
      <text:p text:style-name="P1"><text:tab/><text:span text:style-name="T1">Que ter en conta na hora de crear unha GUI?</text:span></text:p>
      <text:list text:style-name="L2">
        <text:list-item>
          <text:p text:style-name="P8">Contenedores</text:p>
        </text:list-item>
        <text:list-item>
          <text:p text:style-name="P8">Compoñentes</text:p>
        </text:list-item>
        <text:list-item>
          <text:p text:style-name="P8">Distribuidor de compoñentes (Layouts...)</text:p>
        </text:list-item>
        <text:list-item>
          <text:p text:style-name="P8">Xestión de eventos</text:p>
        </text:list-item>
      </text:list>
      <text:p text:style-name="P1"/>
      <text:p text:style-name="P1"><text:tab/><text:span text:style-name="T1">Características:</text:span></text:p>
      <text:p text:style-name="P1">Utilízanse para dibuxar os compoñentes, entre eles temos:</text:p>
      <text:p text:style-name="P1">- JFrame --&gt; é a ventá principal</text:p>
      <text:p text:style-name="P1">- JDialog --&gt; ventá secundaria</text:p>
      <text:p text:style-name="P1"><draw:frame text:anchor-type="paragraph" draw:z-index="2" draw:name="Marco de texto 1" draw:style-name="gr2" draw:text-style-name="P19" svg:width="0.406cm" svg:height="0.489cm" svg:x="1.692cm" svg:y="0.452cm"><draw:text-box><text:p>x</text:p></draw:text-box></draw:frame>- JPanel --&gt; panel (por enriba da ventá)</text:p>
      <text:p text:style-name="P1"><draw:line text:anchor-type="paragraph" draw:z-index="0" draw:name="Línea vertical 1" draw:style-name="gr3" draw:text-style-name="P20" svg:x1="-0.002cm" svg:y1="0.282cm" svg:x2="-0.002cm" svg:y2="1.887cm"><text:p/></draw:line><draw:line text:anchor-type="paragraph" draw:z-index="1" draw:name="Línea horizontal 1" draw:style-name="gr3" draw:text-style-name="P20" svg:x1="-0.002cm" svg:y1="0.282cm" svg:x2="1.568cm" svg:y2="0.282cm"><text:p/></draw:line></text:p>
      <text:p text:style-name="P1"/>
      <text:p text:style-name="P1"/>
      <text:p text:style-name="P1"><draw:frame text:anchor-type="paragraph" draw:z-index="3" draw:name="Marco de texto 2" draw:style-name="gr1" draw:text-style-name="P19" svg:width="0.53cm" svg:height="0.512cm" svg:x="-0.143cm" svg:y="0.286cm"><draw:text-box><text:p>y</text:p></draw:text-box></draw:frame></text:p>
      <text:p text:style-name="P1"/>
      <text:p text:style-name="P1"/>
      <text:p text:style-name="P2">Compoñentes:</text:p>
      <text:p text:style-name="P4"><text:tab/>Son os botóns, etiquetas, táboas...Estes non se engaden directamente ao marco(JFrame) ou a un Panel creado por nós.</text:p>
      <text:p text:style-name="P4">JLabel : etiqueta</text:p>
      <text:p text:style-name="P4">JButton</text:p>
      <text:p text:style-name="P4">JTextField: 1 liña de texto</text:p>
      <text:p text:style-name="P4">JTextArea: varias liñas de texto</text:p>
      <text:p text:style-name="P4">JPasswordField: para esconder a información. Ex: ao poñer as contraseñas</text:p>
      <text:p text:style-name="P4">JCheckBox</text:p>
      <text:p text:style-name="P4">JComboBox: ao clickar nela, saen varias opcións</text:p>
      <text:p text:style-name="P4">JTable</text:p>
      <text:p text:style-name="P4">JList</text:p>
      <text:p text:style-name="P4"/>
      <text:p text:style-name="P2">Layouts<text:span text:style-name="T2">:</text:span></text:p>
      <text:p text:style-name="P5"><text:tab/>Cando na nosa interfaz queremos cobrar as compoñentes no lugar que queramos, debemos anular o distribuidor que ten por defecto o panel. Como? con panel.setLayout(null); xeralmente utilízase os layouts manager para distribuir os compoñentes, hai varios layouts:</text:p>
      <text:list text:style-name="L3">
        <text:list-item>
          <text:p text:style-name="P9">FlowLayout -&gt; distribúe as compoñentees nunha liña horizontal</text:p>
        </text:list-item>
        <text:list-item>
          <text:p text:style-name="P9">BoxLayout</text:p>
        </text:list-item>
        <text:list-item>
          <text:p text:style-name="P9">BorderLayout -&gt; distribúe nos eixos cardinales</text:p>
        </text:list-item>
        <text:list-item>
          <text:p text:style-name="P9">GridLayout-&gt; tabla</text:p>
        </text:list-item>
      </text:list>
      <text:p text:style-name="P1"/>
      <text:p text:style-name="P3">Eventos</text:p>
      <text:p text:style-name="P12"><text:tab/>Ata o de agora, se actuamos sobre un compoñente, por exemplo, premer un botón, vemos que non pasa nada. Cando o usuario xenera unha acción sobre unha compoñente, esta acción chámase evento e a aplicación debe xenerar unha resposta axeitada a ese evento. Para iso, debemos engadir escoitadores(listener) dos eventos para informar ao programa e dar unha resposta axeitada (executando o método correspondente).</text:p>
      <text:p text:style-name="P12"><text:soft-page-break/><text:tab/>Os listener son interfaces e para cada evento hai un listener/interfaz determinada, exemplo: mouseListener, o máis utilizado é o ActionListener. Cando nos temos unha interfaz con moitos métodos, Java creannos unha clase co tódolos métodos baleiros, a clase Adapter. Non tódolos listeners teñen esta clase.</text:p>
      <text:p text:style-name="P12"/>
      <text:p text:style-name="P13">Pasos para crear un evento:</text:p>
      <text:p text:style-name="P10">(explicacion do exemplo de interfaz gráfica cos botóns copiar e saír)</text:p>
      <text:list text:style-name="L4">
        <text:list-item>
          <text:p text:style-name="P11">Implementar ou extender a interfaz ou superclase correspondente</text:p>
        </text:list-item>
        <text:list-item>
          <text:p text:style-name="P11">Asociar o listener ao compoñente</text:p>
          <text:p text:style-name="P15">bCopiar.addActionListener(this / new NombreClaseInterna)</text:p>
        </text:list-item>
        <text:list-item>
          <text:p text:style-name="P11">Definir os métodos que se vai executar</text:p>
        </text:list-item>
      </text:list>
      <text:p text:style-name="P10"><text:tab/>public void actionPerformed(ActionEvent e){</text:p>
      <text:p text:style-name="P10"><text:tab/><text:tab/>Object boton = e.getSource();</text:p>
      <text:p text:style-name="P10"><text:tab/><text:tab/>if(boton==bCopiar){</text:p>
      <text:p text:style-name="P10"><text:tab/><text:tab/><text:tab/>aTexto.setText(lTexto.getText());</text:p>
      <text:p text:style-name="P10"><text:tab/><text:tab/>}</text:p>
      <text:p text:style-name="P10"><text:tab/>}</text:p>
      <text:p text:style-name="P10"/>
      <text:p text:style-name="P6"><text:span text:style-name="T3">Onde se define o ActionPerformed?</text:span><text:span text:style-name="T4"> Podemos definilo en 3-4 sitios</text:span></text:p>
      <text:list text:style-name="L5">
        <text:list-item>
          <text:p text:style-name="P14"><text:span text:style-name="T4">Na propia clase --&gt; .addActionListener(</text:span><text:span text:style-name="T5">this</text:span><text:span text:style-name="T4">);</text:span></text:p>
        </text:list-item>
        <text:list-item>
          <text:p text:style-name="P14"><text:span text:style-name="T4">Nunha clase interna --&gt; .addActionListener(</text:span><text:span text:style-name="T5">new ClaseInterna()</text:span><text:span text:style-name="T4">);</text:span></text:p>
        </text:list-item>
        <text:list-item>
          <text:p text:style-name="P16">Nunha clase anónima</text:p>
        </text:list-item>
      </text:list>
      <text:p text:style-name="P17"/>
      <text:p text:style-name="P17"><text:tab/>Unha <text:span text:style-name="T6">clase interna</text:span> é unha clase definida dentro doutra clase. A clase exterior chámase clase externa ou colectora. As clases internas permiten evitar a proliferación de clases moi pequenas que en moitos casos só se utilizan dentro dunha clase, xeralmente utilízanse en clases adaptadoras e en interfaces. Nas clases internas accedese directamente aos atributos das clases externas, incluído os private. En cambio, nunha clase externa non poderemos acceder directamente, precisaríamos crear un obxecto.</text:p>
      <text:p text:style-name="P18"><text:tab/></text:p>
      <text:p text:style-name="P18"><text:tab/>Unha clase anónima é unha clase sen nome definida na mesma liña de código onde se crea o obxecto da clase. Utilízanse con subclases ou interfaces que teñen un ou dous métodos e cada un deles con moi pouca liña de codigo:</text:p>
      <text:p text:style-name="P18">bCopiar.addActionListener(new ActionListener(){</text:p>
      <text:p text:style-name="P18"><text:tab/>public void actionPerformed(ActionEvent e){</text:p>
      <text:p text:style-name="P18"><text:tab/><text:tab/>aTexto.setText(lTexto.getText());</text:p>
      <text:p text:style-name="P18"><text:tab/>}</text:p>
      <text:p text:style-name="P18">}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1T16:24:35.790000000</meta:creation-date>
    <dc:date>2023-04-18T16:49:19.725000000</dc:date>
    <meta:editing-duration>PT35M30S</meta:editing-duration>
    <meta:editing-cycles>4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57" meta:word-count="546" meta:character-count="3643" meta:non-whitespace-character-count="3146"/>
  </office:meta>
</office:document-meta>
</file>